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5 Proyectos fundamentales para convertirte en desarrollador front-end junior</text:h>
      <text:p text:style-name="Text_20_body">Para establecerte como desarrollador front-end junior, te recomiendo enfocarte en estos 5 proyectos específicos con HTML, CSS y JavaScript puro. Estos demostrarán las habilidades más solicitadas por los empleadores:</text:p>
      <text:h text:style-name="Heading_20_2" text:outline-level="2">1. Portafolio personal profesional</text:h>
      <text:p text:style-name="Text_20_body">Este es imprescindible porque:</text:p>
      <text:list text:style-name="L1">
        <text:list-item>
          <text:p text:style-name="P2">Demuestra tus habilidades de diseño y maquetación </text:p>
        </text:list-item>
        <text:list-item>
          <text:p text:style-name="P2">Sirve como escaparate para todos tus otros proyectos </text:p>
        </text:list-item>
        <text:list-item>
          <text:p text:style-name="P2">Incluye secciones: inicio, sobre mí, proyectos y contacto </text:p>
        </text:list-item>
        <text:list-item>
          <text:p text:style-name="P1">Debe ser 100% responsive (mobile-first) </text:p>
        </text:list-item>
      </text:list>
      <text:h text:style-name="Heading_20_2" text:outline-level="2">2. Landing page comercial</text:h>
      <text:p text:style-name="Text_20_body">Muy valorado porque:</text:p>
      <text:list text:style-name="L2">
        <text:list-item>
          <text:p text:style-name="P4">Muestra tu capacidad para crear diseños orientados a conversión </text:p>
        </text:list-item>
        <text:list-item>
          <text:p text:style-name="P4">Incluye un formulario con validación en JavaScript </text:p>
        </text:list-item>
        <text:list-item>
          <text:p text:style-name="P4">Incorpora menú responsive con hamburguesa para móvil </text:p>
        </text:list-item>
        <text:list-item>
          <text:p text:style-name="P3">Demuestra tu dominio de flexbox/grid y posicionamiento </text:p>
        </text:list-item>
      </text:list>
      <text:h text:style-name="Heading_20_2" text:outline-level="2">3. Aplicación de Lista de Tareas (Todo List)</text:h>
      <text:p text:style-name="Text_20_body">Esencial porque:</text:p>
      <text:list text:style-name="L3">
        <text:list-item>
          <text:p text:style-name="P6">Demuestra tu manejo de manipulación del DOM </text:p>
        </text:list-item>
        <text:list-item>
          <text:p text:style-name="P6">Implementa CRUD completo (crear, leer, actualizar, eliminar tareas) </text:p>
        </text:list-item>
        <text:list-item>
          <text:p text:style-name="P6">Usa localStorage para persistencia de datos </text:p>
        </text:list-item>
        <text:list-item>
          <text:p text:style-name="P5">Incluye funcionalidades como filtros y categorías </text:p>
        </text:list-item>
      </text:list>
      <text:h text:style-name="Heading_20_2" text:outline-level="2">4. Dashboard con datos de una API</text:h>
      <text:p text:style-name="Text_20_body">Destacará tu CV porque:</text:p>
      <text:list text:style-name="L4">
        <text:list-item>
          <text:p text:style-name="P8">Muestra tu capacidad para trabajar con APIs externas </text:p>
        </text:list-item>
        <text:list-item>
          <text:p text:style-name="P8">Implementa fetch o XMLHttpRequest para obtener datos </text:p>
        </text:list-item>
        <text:list-item>
          <text:p text:style-name="P8">Presenta la información en un diseño organizado y útil </text:p>
        </text:list-item>
        <text:list-item>
          <text:p text:style-name="P7">Incluye alguna visualización (gráficos con Canvas) </text:p>
        </text:list-item>
      </text:list>
      <text:h text:style-name="Heading_20_2" text:outline-level="2">5. Juego simple interactivo</text:h>
      <text:p text:style-name="Text_20_body">Te diferenciará porque:</text:p>
      <text:list text:style-name="L5">
        <text:list-item>
          <text:p text:style-name="P10">Demuestra tu lógica de programación más avanzada </text:p>
        </text:list-item>
        <text:list-item>
          <text:p text:style-name="P10"><text:soft-page-break/>Maneja eventos del usuario y estados del juego </text:p>
        </text:list-item>
        <text:list-item>
          <text:p text:style-name="P10">Implementa temporizadores y sistemas de puntuación </text:p>
        </text:list-item>
        <text:list-item>
          <text:p text:style-name="P9">Muestra tu creatividad y capacidad de resolver problema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08:34:30.877000000</meta:creation-date>
    <dc:date>2025-04-07T08:35:06.510000000</dc:date>
    <meta:editing-duration>PT37S</meta:editing-duration>
    <meta:editing-cycles>1</meta:editing-cycles>
    <meta:document-statistic meta:table-count="0" meta:image-count="0" meta:object-count="0" meta:page-count="2" meta:paragraph-count="32" meta:word-count="245" meta:character-count="1631" meta:non-whitespace-character-count="1419"/>
    <meta:generator>LibreOffice/7.6.2.1$Windows_X86_64 LibreOffice_project/56f7684011345957bbf33a7ee678afaf4d2ba333</meta:generator>
  </office:meta>
</office:document-meta>
</file>